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TypeImpl.NameTypeImpl( org . apache . xmlbeans . SchemaType sType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TypeImpl.NameType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